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3年10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8"/>October <text:s text:c="2"/>- 2014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609860" calcext:value-type="float">
            <text:p><text:s/>609,860 </text:p>
          </table:table-cell>
          <table:table-cell table:style-name="ce30" office:value-type="float" office:value="2014" calcext:value-type="float">
            <text:p><text:s/>2,014 </text:p>
          </table:table-cell>
          <table:table-cell table:style-name="ce30" office:value-type="float" office:value="32523" calcext:value-type="float">
            <text:p><text:s/>32,52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30" office:value-type="float" office:value="550604" calcext:value-type="float">
            <text:p><text:s/>550,60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32" calcext:value-type="float">
            <text:p><text:s/>132 </text:p>
          </table:table-cell>
          <table:table-cell table:style-name="ce30" office:value-type="float" office:value="22943" calcext:value-type="float">
            <text:p><text:s/>22,943 </text:p>
          </table:table-cell>
          <table:table-cell table:style-name="ce30" office:value-type="float" office:value="27" calcext:value-type="float">
            <text:p><text:s/>27 </text:p>
          </table:table-cell>
          <table:table-cell table:style-name="ce30" office:value-type="float" office:value="733" calcext:value-type="float">
            <text:p><text:s/>733 </text:p>
          </table:table-cell>
          <table:table-cell table:style-name="ce30" office:value-type="float" office:value="4932" calcext:value-type="float">
            <text:p><text:s/>4,932 </text:p>
          </table:table-cell>
          <table:table-cell table:style-name="ce30" office:value-type="float" office:value="3790" calcext:value-type="float">
            <text:p><text:s/>3,790 </text:p>
          </table:table-cell>
          <table:table-cell table:style-name="ce30" office:value-type="float" office:value="1142" calcext:value-type="float">
            <text:p><text:s/>1,142 </text:p>
          </table:table-cell>
          <table:table-cell table:style-name="ce30" office:value-type="float" office:value="75" calcext:value-type="float">
            <text:p><text:s/>75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91484" calcext:value-type="float">
            <text:p><text:s/>191,484 </text:p>
          </table:table-cell>
          <table:table-cell table:style-name="ce30" office:value-type="float" office:value="364" calcext:value-type="float">
            <text:p><text:s/>364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78712" calcext:value-type="float">
            <text:p><text:s/>178,71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6" calcext:value-type="float">
            <text:p><text:s/>16 </text:p>
          </table:table-cell>
          <table:table-cell table:style-name="ce30" office:value-type="float" office:value="10876" calcext:value-type="float">
            <text:p><text:s/>10,876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307" calcext:value-type="float">
            <text:p><text:s/>307 </text:p>
          </table:table-cell>
          <table:table-cell table:style-name="ce30" office:value-type="float" office:value="1937" calcext:value-type="float">
            <text:p><text:s/>1,937 </text:p>
          </table:table-cell>
          <table:table-cell table:style-name="ce30" office:value-type="float" office:value="1896" calcext:value-type="float">
            <text:p><text:s/>1,896 </text:p>
          </table:table-cell>
          <table:table-cell table:style-name="ce30" office:value-type="float" office:value="41" calcext:value-type="float">
            <text:p><text:s/>41 </text:p>
          </table:table-cell>
          <table:table-cell table:style-name="ce30" office:value-type="float" office:value="42" calcext:value-type="float">
            <text:p><text:s/>42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3690" calcext:value-type="float">
            <text:p><text:s/>83,690 </text:p>
          </table:table-cell>
          <table:table-cell table:style-name="ce30" office:value-type="float" office:value="418" calcext:value-type="float">
            <text:p><text:s/>418 </text:p>
          </table:table-cell>
          <table:table-cell table:style-name="ce30" office:value-type="float" office:value="6562" calcext:value-type="float">
            <text:p><text:s/>6,56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4997" calcext:value-type="float">
            <text:p><text:s/>74,99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1" calcext:value-type="float">
            <text:p><text:s/>61 </text:p>
          </table:table-cell>
          <table:table-cell table:style-name="ce30" office:value-type="float" office:value="1826" calcext:value-type="float">
            <text:p><text:s/>1,82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87" calcext:value-type="float">
            <text:p><text:s/>187 </text:p>
          </table:table-cell>
          <table:table-cell table:style-name="ce30" office:value-type="float" office:value="475" calcext:value-type="float">
            <text:p><text:s/>475 </text:p>
          </table:table-cell>
          <table:table-cell table:style-name="ce30" office:value-type="float" office:value="305" calcext:value-type="float">
            <text:p><text:s/>305 </text:p>
          </table:table-cell>
          <table:table-cell table:style-name="ce30" office:value-type="float" office:value="170" calcext:value-type="float">
            <text:p><text:s/>170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59088" calcext:value-type="float">
            <text:p><text:s/>59,088 </text:p>
          </table:table-cell>
          <table:table-cell table:style-name="ce30" office:value-type="float" office:value="232" calcext:value-type="float">
            <text:p><text:s/>232 </text:p>
          </table:table-cell>
          <table:table-cell table:style-name="ce30" office:value-type="float" office:value="11883" calcext:value-type="float">
            <text:p><text:s/>11,88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45159" calcext:value-type="float">
            <text:p><text:s/>45,15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1805" calcext:value-type="float">
            <text:p><text:s/>1,80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9" calcext:value-type="float">
            <text:p><text:s/>39 </text:p>
          </table:table-cell>
          <table:table-cell table:style-name="ce30" office:value-type="float" office:value="428" calcext:value-type="float">
            <text:p><text:s/>428 </text:p>
          </table:table-cell>
          <table:table-cell table:style-name="ce30" office:value-type="float" office:value="241" calcext:value-type="float">
            <text:p><text:s/>241 </text:p>
          </table:table-cell>
          <table:table-cell table:style-name="ce30" office:value-type="float" office:value="187" calcext:value-type="float">
            <text:p><text:s/>187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2914" calcext:value-type="float">
            <text:p><text:s/>22,914 </text:p>
          </table:table-cell>
          <table:table-cell table:style-name="ce30" office:value-type="float" office:value="50" calcext:value-type="float">
            <text:p><text:s/>50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8347" calcext:value-type="float">
            <text:p><text:s/>18,347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99" calcext:value-type="float">
            <text:p><text:s/>79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0" calcext:value-type="float">
            <text:p><text:s/>50 </text:p>
          </table:table-cell>
          <table:table-cell table:number-columns-repeated="2" table:style-name="ce30" office:value-type="float" office:value="159" calcext:value-type="float">
            <text:p><text:s/>159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9552" calcext:value-type="float">
            <text:p><text:s/>119,552 </text:p>
          </table:table-cell>
          <table:table-cell table:style-name="ce30" office:value-type="float" office:value="791" calcext:value-type="float">
            <text:p><text:s/>791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6114" calcext:value-type="float">
            <text:p><text:s/>116,11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5" calcext:value-type="float">
            <text:p><text:s/>45 </text:p>
          </table:table-cell>
          <table:table-cell table:style-name="ce30" office:value-type="float" office:value="2848" calcext:value-type="float">
            <text:p><text:s/>2,84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0" calcext:value-type="float">
            <text:p><text:s/>70 </text:p>
          </table:table-cell>
          <table:table-cell table:style-name="ce30" office:value-type="float" office:value="1097" calcext:value-type="float">
            <text:p><text:s/>1,097 </text:p>
          </table:table-cell>
          <table:table-cell table:style-name="ce30" office:value-type="float" office:value="421" calcext:value-type="float">
            <text:p><text:s/>421 </text:p>
          </table:table-cell>
          <table:table-cell table:style-name="ce30" office:value-type="float" office:value="676" calcext:value-type="float">
            <text:p><text:s/>676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30149" calcext:value-type="float">
            <text:p><text:s/>130,149 </text:p>
          </table:table-cell>
          <table:table-cell table:style-name="ce30" office:value-type="float" office:value="158" calcext:value-type="float">
            <text:p><text:s/>158 </text:p>
          </table:table-cell>
          <table:table-cell table:style-name="ce30" office:value-type="float" office:value="9819" calcext:value-type="float">
            <text:p><text:s/>9,81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114927" calcext:value-type="float">
            <text:p><text:s/>114,92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30" office:value-type="float" office:value="4650" calcext:value-type="float">
            <text:p><text:s/>4,650 </text:p>
          </table:table-cell>
          <table:table-cell table:style-name="ce30" office:value-type="float" office:value="26" calcext:value-type="float">
            <text:p><text:s/>26 </text:p>
          </table:table-cell>
          <table:table-cell table:style-name="ce30" office:value-type="float" office:value="80" calcext:value-type="float">
            <text:p><text:s/>80 </text:p>
          </table:table-cell>
          <table:table-cell table:style-name="ce30" office:value-type="float" office:value="821" calcext:value-type="float">
            <text:p><text:s/>821 </text:p>
          </table:table-cell>
          <table:table-cell table:style-name="ce30" office:value-type="float" office:value="753" calcext:value-type="float">
            <text:p><text:s/>753 </text:p>
          </table:table-cell>
          <table:table-cell table:style-name="ce30" office:value-type="float" office:value="68" calcext:value-type="float">
            <text:p><text:s/>68 </text:p>
          </table:table-cell>
          <table:table-cell table:style-name="ce30" office:value-type="float" office:value="18" calcext:value-type="float">
            <text:p><text:s/>1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821" calcext:value-type="float">
            <text:p><text:s/>2,821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29" calcext:value-type="float">
            <text:p><text:s/>1,12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45683" calcext:value-type="float">
            <text:p><text:s/>45,683 </text:p>
          </table:table-cell>
          <table:table-cell table:style-name="ce31" office:value-type="float" office:value="49" calcext:value-type="float">
            <text:p><text:s/>49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718" calcext:value-type="float">
            <text:p><text:s/>41,71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762" calcext:value-type="float">
            <text:p><text:s/>2,76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2" calcext:value-type="float">
            <text:p><text:s/>42 </text:p>
          </table:table-cell>
          <table:table-cell table:style-name="ce31" office:value-type="float" office:value="475" calcext:value-type="float">
            <text:p><text:s/>475 </text:p>
          </table:table-cell>
          <table:table-cell table:style-name="ce31" office:value-type="float" office:value="469" calcext:value-type="float">
            <text:p><text:s/>469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5812" calcext:value-type="float">
            <text:p><text:s/>5,81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08" calcext:value-type="float">
            <text:p><text:s/>1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355" calcext:value-type="float">
            <text:p><text:s/>4,3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38" calcext:value-type="float">
            <text:p><text:s/>33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1" calcext:value-type="float">
            <text:p><text:s/>1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2451" calcext:value-type="float">
            <text:p><text:s/>2,451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159" calcext:value-type="float">
            <text:p><text:s/>2,15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73" calcext:value-type="float">
            <text:p><text:s/>27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7232" calcext:value-type="float">
            <text:p><text:s/>7,232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827" calcext:value-type="float">
            <text:p><text:s/>6,8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9" calcext:value-type="float">
            <text:p><text:s/>99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4" calcext:value-type="float">
            <text:p><text:s/>74 </text:p>
          </table:table-cell>
          <table:table-cell table:style-name="ce31" office:value-type="float" office:value="67" calcext:value-type="float">
            <text:p><text:s/>67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986" calcext:value-type="float">
            <text:p><text:s/>1,986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27" calcext:value-type="float">
            <text:p><text:s/>1,8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9" calcext:value-type="float">
            <text:p><text:s/>4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609" calcext:value-type="float">
            <text:p><text:s/>2,609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110" calcext:value-type="float">
            <text:p><text:s/>2,1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2" calcext:value-type="float">
            <text:p><text:s/>16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994" calcext:value-type="float">
            <text:p><text:s/>2,99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28" calcext:value-type="float">
            <text:p><text:s/>2,4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4" calcext:value-type="float">
            <text:p><text:s/>18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5" calcext:value-type="float">
            <text:p><text:s/>2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115" calcext:value-type="float">
            <text:p><text:s/>13,115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87" calcext:value-type="float">
            <text:p><text:s/>12,18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3" calcext:value-type="float">
            <text:p><text:s/>4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0" calcext:value-type="float">
            <text:p><text:s/>40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838" calcext:value-type="float">
            <text:p><text:s/>838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782" calcext:value-type="float">
            <text:p><text:s/>78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6" calcext:value-type="float">
            <text:p><text:s/>56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735" calcext:value-type="float">
            <text:p><text:s/>2,735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710" calcext:value-type="float">
            <text:p><text:s/>2,7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" calcext:value-type="float">
            <text:p><text:s/>2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72" calcext:value-type="float">
            <text:p><text:s/>72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67" calcext:value-type="float">
            <text:p><text:s/>6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706" calcext:value-type="float">
            <text:p><text:s/>17,706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584" calcext:value-type="float">
            <text:p><text:s/>16,58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66" calcext:value-type="float">
            <text:p><text:s/>16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44" calcext:value-type="float">
            <text:p><text:s/>44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7837" calcext:value-type="float">
            <text:p><text:s/>7,837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7362" calcext:value-type="float">
            <text:p><text:s/>7,36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411" calcext:value-type="float">
            <text:p><text:s/>41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63" calcext:value-type="float">
            <text:p><text:s/>63 </text:p>
          </table:table-cell>
          <table:table-cell table:style-name="ce31" office:value-type="float" office:value="62" calcext:value-type="float">
            <text:p><text:s/>62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6258" calcext:value-type="float">
            <text:p><text:s/>16,258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682" calcext:value-type="float">
            <text:p><text:s/>12,68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4" calcext:value-type="float">
            <text:p><text:s/>5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983" calcext:value-type="float">
            <text:p><text:s/>2,983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348" calcext:value-type="float">
            <text:p><text:s/>2,34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139" calcext:value-type="float">
            <text:p><text:s/>13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5" calcext:value-type="float">
            <text:p><text:s/>1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435" calcext:value-type="float">
            <text:p><text:s/>2,435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291" calcext:value-type="float">
            <text:p><text:s/>2,29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31" calcext:value-type="float">
            <text:p><text:s/>13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3" calcext:value-type="float">
            <text:p><text:s/>1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48" calcext:value-type="float">
            <text:p><text:s/>54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7" calcext:value-type="float">
            <text:p><text:s/>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4-12-08T09:56:34</dc:date>
    <meta:print-date>2013-12-12T11:50:57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